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Courier New" style:font-name-asian="Courier New1" style:font-name-complex="Courier New1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style:font-weight-asian="bold" fo:background-color="#ffffff"/>
    </style:style>
    <style:style style:name="T3" style:family="text">
      <style:text-properties fo:color="#222222" style:text-underline-style="none" fo:background-color="#ffffff"/>
    </style:style>
    <style:style style:name="T4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ИСПРЕТУРАНИ НИЗ</text:p>
            <text:p text:style-name="P5"/>
            <text:p text:style-name="P5">Република Српска 2014.</text:p>
            <text:p text:style-name="P5">Регионално такмичење из информатике за средње школе</text:p>
            <text:p text:style-name="P5">(3. задатак) </text:p>
          </table:table-cell>
          <table:table-cell table:style-name="Table1.A1" office:value-type="string">
            <text:p text:style-name="P5">25 бодова</text:p>
          </table:table-cell>
        </table:table-row>
      </table:table>
      <text:p text:style-name="P1"><text:soft-page-break/></text:p>
      <text:p text:style-name="P1"><text:span text:style-name="T1">На улазу се задаје низ од максимално 100 позитивних цијелих бројева. Програм треба да испише исте те бројеве премјештене тако да се најприје испишу сви чланови низа који су прости бројеви, а затим сви чланови који су сложени бројеви. Унутар скупова простих и сложених бројева треба бити очуван редослијед из полазног низа, дакле бројеви треба да се прикажу истим редом као и у полазном низу.</text:span></text:p>
      <text:p text:style-name="P2"/>
      <text:p text:style-name="P1"><text:span text:style-name="T1">Улаз:</text:span></text:p>
      <text:list xml:id="list7165836105273415125" text:style-name="WWNum2">
        <text:list-item>
          <text:p text:style-name="P8"><text:span text:style-name="T1">Број </text:span><text:span text:style-name="T2">N</text:span><text:span text:style-name="T1"> који означава величину низа,</text:span></text:p>
        </text:list-item>
        <text:list-item>
          <text:p text:style-name="P8"><text:span text:style-name="T1">Након чега слиједи </text:span><text:span text:style-name="T2">N</text:span><text:span text:style-name="T1"> позитивних цијелих бројева.</text:span></text:p>
        </text:list-item>
      </text:list>
      <text:p text:style-name="P2"/>
      <text:p text:style-name="P1"><text:span text:style-name="T1">Излаз:</text:span></text:p>
      <text:list xml:id="list4628855992718783132" text:style-name="WWNum1">
        <text:list-item>
          <text:p text:style-name="P9"><text:span text:style-name="T1">Цијели бројеви пресложени на описани начин, при чему се сваки број приказује у новом реду.</text:span></text:p>
        </text:list-item>
      </text:list>
      <text:p text:style-name="P2"/>
      <text:p text:style-name="P1"><text:span text:style-name="T1">Задатак снимити под именом NIZ</text:span></text:p>
      <text:p text:style-name="P2"/>
      <text:p text:style-name="P1"><text:span text:style-name="T4">Примјер 1:</text:span></text:p>
      <text:p text:style-name="P1"><text:span text:style-name="T5">Улаз:</text:span></text:p>
      <text:p text:style-name="P1"><text:span text:style-name="T5"><text:tab/>&gt; N = 5<text:line-break/><text:tab/>&gt; 8</text:span></text:p>
      <text:p text:style-name="P10"><text:span text:style-name="T5">&gt; 7</text:span></text:p>
      <text:p text:style-name="P10"><text:span text:style-name="T5">&gt; 9</text:span></text:p>
      <text:p text:style-name="P10"><text:span text:style-name="T5">&gt; 3<text:line-break/><text:tab/>&gt; 5</text:span></text:p>
      <text:p text:style-name="P1"><text:span text:style-name="T5">Излаз:</text:span></text:p>
      <text:p text:style-name="P1"><text:span text:style-name="T5"><text:tab/>&gt; 7<text:line-break/><text:tab/>&gt; 3<text:line-break/><text:tab/>&gt; 5</text:span></text:p>
      <text:p text:style-name="P10"><text:span text:style-name="T5">&gt; 8</text:span></text:p>
      <text:p text:style-name="P10"><text:span text:style-name="T5">&gt; 9</text:span></text:p>
      <text:p text:style-name="P7"/>
      <text:p text:style-name="P1"><text:span text:style-name="T4">Примјер 2:</text:span></text:p>
      <text:p text:style-name="P1"><text:span text:style-name="T5">Улаз:</text:span></text:p>
      <text:p text:style-name="P1"><text:span text:style-name="T5"><text:tab/>&gt; N = 4<text:line-break/><text:tab/>&gt; 5</text:span></text:p>
      <text:p text:style-name="P10"><text:soft-page-break/><text:span text:style-name="T5">&gt; 10</text:span></text:p>
      <text:p text:style-name="P10"><text:span text:style-name="T5">&gt; 20</text:span></text:p>
      <text:p text:style-name="P10"><text:span text:style-name="T5">&gt; 40</text:span></text:p>
      <text:p text:style-name="P1"><text:span text:style-name="T5">Излаз:</text:span></text:p>
      <text:p text:style-name="P1"><text:span text:style-name="T5"><text:tab/>&gt; 5<text:line-break/><text:tab/>&gt; 10<text:line-break/><text:tab/>&gt; 20</text:span></text:p>
      <text:p text:style-name="P10"><text:span text:style-name="T5">&gt; 40</text:span></text:p>
      <text:p text:style-name="P3"/>
      <text:p text:style-name="P1"><text:span text:style-name="T4">Примјер 3:</text:span></text:p>
      <text:p text:style-name="P1"><text:span text:style-name="T5">Улаз:</text:span></text:p>
      <text:p text:style-name="P1"><text:span text:style-name="T5"><text:tab/>&gt; N = 3<text:line-break/><text:tab/>&gt; 5</text:span></text:p>
      <text:p text:style-name="P10"><text:span text:style-name="T5">&gt; 10</text:span></text:p>
      <text:p text:style-name="P10"><text:span text:style-name="T5">&gt; 7</text:span></text:p>
      <text:p text:style-name="P1"><text:span text:style-name="T5">Излаз:</text:span></text:p>
      <text:p text:style-name="P1"><text:span text:style-name="T5"><text:tab/>&gt; 5<text:line-break/><text:tab/>&gt; 10<text:line-break/><text:tab/>&gt; 7</text:span></text:p>
      <text:p text:style-name="P3"/>
      <text:p text:style-name="P1"><text:span text:style-name="T4">Примјер 4:</text:span></text:p>
      <text:p text:style-name="P1"><text:span text:style-name="T5">Улаз:</text:span></text:p>
      <text:p text:style-name="P1"><text:span text:style-name="T5"><text:tab/>&gt; N = 6<text:line-break/><text:tab/>&gt; 7</text:span></text:p>
      <text:p text:style-name="P10"><text:span text:style-name="T5">&gt; 3</text:span></text:p>
      <text:p text:style-name="P10"><text:span text:style-name="T5">&gt; 5</text:span></text:p>
      <text:p text:style-name="P10"><text:span text:style-name="T5">&gt; 11<text:line-break/><text:tab/>&gt; 4<text:line-break/><text:tab/>&gt; 12</text:span></text:p>
      <text:p text:style-name="P1"><text:span text:style-name="T5">Излаз:</text:span></text:p>
      <text:p text:style-name="P1"><text:span text:style-name="T5"><text:tab/>&gt; 7<text:line-break/><text:tab/>&gt; 3<text:line-break/><text:tab/>&gt; 5</text:span></text:p>
      <text:p text:style-name="P10"><text:span text:style-name="T5">&gt; 11</text:span></text:p>
      <text:p text:style-name="P10"><text:span text:style-name="T5">&gt; 4<text:line-break/><text:tab/>&gt; 12</text:span></text:p>
      <text:p text:style-name="P7"/>
      <text:p text:style-name="P1"><text:soft-page-break/><text:span text:style-name="T4">Примјер 5:</text:span></text:p>
      <text:p text:style-name="P1"><text:span text:style-name="T5">Улаз:</text:span></text:p>
      <text:p text:style-name="P1"><text:span text:style-name="T5"><text:tab/>&gt; N = 8<text:line-break/><text:tab/>&gt; 3</text:span></text:p>
      <text:p text:style-name="P10"><text:span text:style-name="T5">&gt; 11</text:span></text:p>
      <text:p text:style-name="P10"><text:span text:style-name="T5">&gt; 14</text:span></text:p>
      <text:p text:style-name="P10"><text:span text:style-name="T5">&gt; 31<text:line-break/><text:tab/>&gt; 44<text:line-break/><text:tab/>&gt; 15<text:line-break/><text:tab/>&gt; 66</text:span></text:p>
      <text:p text:style-name="P10"><text:span text:style-name="T5">&gt; 17</text:span></text:p>
      <text:p text:style-name="P1"><text:span text:style-name="T5">Излаз:</text:span></text:p>
      <text:p text:style-name="P1"><text:span text:style-name="T5"><text:tab/>&gt; 3<text:line-break/><text:tab/>&gt; 11<text:line-break/><text:tab/>&gt; 31</text:span></text:p>
      <text:p text:style-name="P10"><text:span text:style-name="T5">&gt; 17</text:span></text:p>
      <text:p text:style-name="P10"><text:span text:style-name="T5">&gt; 14<text:line-break/><text:tab/>&gt; 44</text:span></text:p>
      <text:p text:style-name="P10"><text:span text:style-name="T5">&gt; 15</text:span></text:p>
      <text:p text:style-name="P10"><text:span text:style-name="T5">&gt; 66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61" meta:word-count="263" meta:character-count="1096" meta:non-whitespace-character-count="863"/>
    <meta:generator>LibreOfficeDev/5.1.0.3$Linux_X86_64 LibreOffice_project/</meta:generator>
  </office:meta>
</office:document-meta>
</file>